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Neue-Light, 'Helvetica Neue Light', 'Helvetica Neue', Helvetica, Arial, 'Lucid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6d6d6d" style:font-name="Source Sans Pro" fo:font-size="14pt" fo:letter-spacing="normal" fo:font-style="normal" fo:font-weight="normal"/>
    </style:style>
    <style:style style:name="T1" style:family="text">
      <style:text-properties fo:font-variant="normal" fo:text-transform="none" fo:color="#6d6d6d" style:font-name="Source Sans Pro" fo:font-size="14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Self-balancing Frame Smart Car Balance Car Chassis</text:span></text:span></text:p>
      <text:p text:style-name="P2">Motor feature:</text:p>
      <text:p text:style-name="P2">Rated voltage: 12V<text:line-break/>Rated power: 4.32W<text:line-break/>Stall current: 2.8A<text:line-break/>Stall torque: 10kgf.cm<text:line-break/>Gear material: Full Metal<text:line-break/>Shell material: Zinc Alloy<text:line-break/>Original speed: 10000rpm<text:line-break/>No-load speed: 330 ± 10rpm<text:line-break/>Reduction ratio: 1:30<text:line-break/>Output shaft: Diameter 6mm, D-type eccentric shaft axis</text:p>
      <text:p text:style-name="P1"><text:span text:style-name="Strong_20_Emphasis"><text:span text:style-name="T1">Encoder parameters:</text:span></text:span></text:p>
      <text:p text:style-name="P2">Type: AB phase incremental Hall encoder<text:line-break/>Line number: 390 (use reducer output shaft measurement)<text:line-break/>Supply voltage: 3.3V-5V<text:line-break/>Interface Type: XH2.54 (standard cable)</text:p>
      <text:p text:style-name="P1"><text:span text:style-name="Strong_20_Emphasis"><text:span text:style-name="T1">Wiring instructions:</text:span></text:span></text:p>
      <text:p text:style-name="P2">Blue:  line + encoder<text:line-break/>Black: Encoder – ground<text:line-break/>White: motor +<text:line-break/>Green: Encoder output B phase<text:line-break/>Red: motor –<text:line-break/>Yellow: Encoder output A phase</text:p>
      <text:p text:style-name="P1"><text:span text:style-name="Strong_20_Emphasis"><text:span text:style-name="T1">Package includes:</text:span></text:span></text:p>
      <text:p text:style-name="P2">2 x 12V Motor<text:line-break/>2 x Alu. Motor bracket<text:line-break/>2 x 6mm coupling<text:line-break/>2 x 65mm wheel<text:line-break/>2 x Motor encoder cable<text:line-break/>1 x Alu. Motor mounting plate<text:line-break/>Several screw nu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Neue-Light, 'Helvetica Neue Light', 'Helvetica Neue', Helvetica, Arial, 'Lucid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0:50:10.833435075</meta:creation-date>
    <dc:date>2020-06-20T10:51:29.130993215</dc:date>
    <meta:editing-duration>PT1M20S</meta:editing-duration>
    <meta:editing-cycles>1</meta:editing-cycles>
    <meta:document-statistic meta:table-count="0" meta:image-count="0" meta:object-count="0" meta:page-count="1" meta:paragraph-count="9" meta:word-count="129" meta:character-count="816" meta:non-whitespace-character-count="693"/>
    <meta:generator>LibreOffice/6.0.7.3$Linux_X86_64 LibreOffice_project/00m0$Build-3</meta:generator>
  </office:meta>
</office:document-meta>
</file>